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Noto Sans Mono" fo:font-size="10pt" officeooo:rsid="0029182c" officeooo:paragraph-rsid="0029182c" style:font-size-asian="10pt" style:font-name-complex="Noto Sans Mono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officeooo:rsid="00272048" officeooo:paragraph-rsid="00272048" style:font-size-asian="10pt" style:font-name-complex="Noto Sans Mono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33c8d8" style:font-size-asian="10pt" style:font-name-complex="Noto Sans Mono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Noto Sans Mono" fo:font-size="10pt" officeooo:rsid="003279b1" officeooo:paragraph-rsid="003279b1" style:font-size-asian="10pt" style:font-name-complex="Noto Sans Mono" style:font-size-complex="10pt"/>
    </style:style>
    <style:style style:name="T1" style:family="text">
      <style:text-properties officeooo:rsid="00310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 حبة</text:p>
      <text:p text:style-name="P1">100habbah.com</text:p>
      <text:p text:style-name="P1">-------------------------------</text:p>
      <text:p text:style-name="P6">رقم الفاتورة: #{d.id}</text:p>
      <text:p text:style-name="P7">اسم العميل: {d.name}</text:p>
      <text:p text:style-name="P8">العنوان<text:tab/> : {d.address}</text:p>
      <text:p text:style-name="P2">{d.date}</text:p>
      <text:p text:style-name="P4">{d.time}</text:p>
      <text:p text:style-name="P1">-------------------------------</text:p>
      <text:p text:style-name="P5">الكمية<text:tab/>التكلفة<text:tab/>الصنف</text:p>
      <text:p text:style-name="P5">{d.p[i].q}<text:tab/>{d.p[i].t}<text:tab/>{d.p[i].p}</text:p>
      <text:p text:style-name="P5">{d.p[i+1].q}<text:tab/>{d.p[i+1].t}<text:tab/>{d.p[i+1].p}</text:p>
      <text:p text:style-name="P3">-------------------------------</text:p>
      <text:p text:style-name="P5">التوصيل<text:tab/> :<text:tab/>{d.deliveryCost}</text:p>
      <text:p text:style-name="P5"><text:span text:style-name="T1">الخصم<text:tab/> :</text:span><text:tab/>{d.discount}</text:p>
      <text:p text:style-name="P5">الإجمالى<text:tab/> :<text:tab/>{d.total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9-24T21:36:12.942230348</dc:date>
    <meta:editing-duration>PT16H41M55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1" meta:paragraph-count="16" meta:word-count="35" meta:character-count="351" meta:non-whitespace-character-count="328"/>
  </office:meta>
</office:document-meta>
</file>